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officeooo:rsid="001dc79c" officeooo:paragraph-rsid="001dc79c"/>
    </style:style>
    <style:style style:name="P11" style:family="paragraph" style:parent-style-name="Azione_20_sistema">
      <style:text-properties officeooo:rsid="0015e382" officeooo:paragraph-rsid="0015e382"/>
    </style:style>
    <style:style style:name="P12" style:family="paragraph" style:parent-style-name="Azione_20_sistema">
      <style:text-properties officeooo:rsid="0012f53f" officeooo:paragraph-rsid="001faaa8"/>
    </style:style>
    <style:style style:name="P13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14" style:family="paragraph" style:parent-style-name="Azione_20_attore">
      <style:text-properties officeooo:rsid="000db710" officeooo:paragraph-rsid="000cf989"/>
    </style:style>
    <style:style style:name="P15" style:family="paragraph" style:parent-style-name="Azione_20_attore">
      <style:text-properties officeooo:rsid="000db710" officeooo:paragraph-rsid="000db710"/>
    </style:style>
    <style:style style:name="P16" style:family="paragraph" style:parent-style-name="Azione_20_attore">
      <style:text-properties officeooo:rsid="001dc79c" officeooo:paragraph-rsid="001dc79c"/>
    </style:style>
    <style:style style:name="P17" style:family="paragraph" style:parent-style-name="Azione_20_attore" style:list-style-name="Numerazione_20_UC">
      <style:text-properties officeooo:rsid="001a4f08" officeooo:paragraph-rsid="001a4f08"/>
    </style:style>
    <style:style style:name="P18" style:family="paragraph" style:parent-style-name="Azione_20_attore">
      <style:text-properties officeooo:rsid="0012f53f" officeooo:paragraph-rsid="000cf989"/>
    </style:style>
    <style:style style:name="P19" style:family="paragraph" style:parent-style-name="Azione_20_attore">
      <style:text-properties officeooo:rsid="0012f53f" officeooo:paragraph-rsid="001faaa8"/>
    </style:style>
    <style:style style:name="P20" style:family="paragraph" style:parent-style-name="Azione_20_attore">
      <style:text-properties officeooo:rsid="0015e382" officeooo:paragraph-rsid="0015e382"/>
    </style:style>
    <style:style style:name="P21" style:family="paragraph" style:parent-style-name="Azione_20_attore" style:list-style-name="">
      <style:text-properties officeooo:rsid="000cf989" officeooo:paragraph-rsid="000cf989"/>
    </style:style>
    <style:style style:name="P22" style:family="paragraph" style:parent-style-name="Table_20_Contents">
      <style:text-properties officeooo:rsid="001bfc7c" officeooo:paragraph-rsid="001bfc7c"/>
    </style:style>
    <style:style style:name="P23" style:family="paragraph" style:parent-style-name="Table_20_Contents">
      <style:text-properties officeooo:rsid="001dc79c" officeooo:paragraph-rsid="001dc79c"/>
    </style:style>
    <style:style style:name="P24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dc79c" style:font-weight-asian="bold" style:font-weight-complex="bold"/>
    </style:style>
    <style:style style:name="T5" style:family="text">
      <style:text-properties fo:font-weight="bold" officeooo:rsid="001faaa8" style:font-weight-asian="bold" style:font-weight-complex="bold"/>
    </style:style>
    <style:style style:name="T6" style:family="text">
      <style:text-properties fo:font-weight="normal" officeooo:rsid="0015e382" style:font-weight-asian="normal" style:font-weight-complex="normal"/>
    </style:style>
    <style:style style:name="T7" style:family="text">
      <style:text-properties fo:font-weight="normal" officeooo:rsid="0015ec24" style:font-weight-asian="normal" style:font-weight-complex="normal"/>
    </style:style>
    <style:style style:name="T8" style:family="text">
      <style:text-properties fo:font-weight="normal" officeooo:rsid="001dc79c" style:font-weight-asian="normal" style:font-weight-complex="normal"/>
    </style:style>
    <style:style style:name="T9" style:family="text">
      <style:text-properties fo:font-weight="normal" officeooo:rsid="001faaa8" style:font-weight-asian="normal" style:font-weight-complex="normal"/>
    </style:style>
    <style:style style:name="T10" style:family="text">
      <style:text-properties officeooo:rsid="0013cfcb"/>
    </style:style>
    <style:style style:name="T11" style:family="text">
      <style:text-properties officeooo:rsid="000ad213"/>
    </style:style>
    <style:style style:name="T12" style:family="text">
      <style:text-properties officeooo:rsid="0014a617"/>
    </style:style>
    <style:style style:name="T13" style:family="text">
      <style:text-properties officeooo:rsid="0015e382"/>
    </style:style>
    <style:style style:name="T14" style:family="text">
      <style:text-properties officeooo:rsid="00185656"/>
    </style:style>
    <style:style style:name="T15" style:family="text">
      <style:text-properties officeooo:rsid="001a4f08"/>
    </style:style>
    <style:style style:name="T16" style:family="text">
      <style:text-properties officeooo:rsid="001bfc7c"/>
    </style:style>
    <style:style style:name="T17" style:family="text">
      <style:text-properties officeooo:rsid="001dc79c"/>
    </style:style>
    <style:style style:name="T18" style:family="text">
      <style:text-properties officeooo:rsid="001ea17f"/>
    </style:style>
    <style:style style:name="T19" style:family="text">
      <style:text-properties officeooo:rsid="001faaa8"/>
    </style:style>
    <style:style style:name="T20" style:family="text">
      <style:text-properties officeooo:rsid="002166d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2">Inserimento </text:span><text:span text:style-name="T16">Programma </text:span><text:span text:style-name="T17">Educativo </text:span><text:span text:style-name="T16">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2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6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56736" text:style-name="Numerazione_20_UC">
              <text:list-header>
                <text:p text:style-name="P14"/>
              </text:list-header>
              <text:list-item>
                <text:p text:style-name="P15"><text:span text:style-name="T2">L'utente </text:span><text:s/>accede alla sezione <text:span text:style-name="T17">ProgrammaEducativoSettimanale</text:span></text:p>
              </text:list-item>
              <text:list-item>
                <text:p text:style-name="P10">Il sistema mostra all'utente la finestra di gestione del programma educativo settimanale</text:p>
              </text:list-item>
              <text:list-item>
                <text:p text:style-name="P16">L'utente seleziona la funzionalità di <text:span text:style-name="T19">modifica</text:span> programma educativo</text:p>
              </text:list-item>
              <text:list-item>
                <text:p text:style-name="P17">L'utente seleziona la classe per cui vuole <text:span text:style-name="T19">modificare</text:span> <text:span text:style-name="T17">i</text:span>l <text:span text:style-name="T17">programma educativo settimanale</text:span> <text:span text:style-name="T8"><text:s/></text:span></text:p>
              </text:list-item>
              <text:list-item>
                <text:p text:style-name="P13"><text:span text:style-name="T7">Il sistema </text:span><text:span text:style-name="T6">mostra </text:span><text:span text:style-name="T7"><text:s/></text:span><text:span text:style-name="T9">all'utente il programma educativo settimanale (</text:span><text:span text:style-name="T5">include Visualizza Programma Educativo Settimanale)</text:span></text:p>
              </text:list-item>
              <text:list-item>
                <text:p text:style-name="P18"><text:span text:style-name="T17">L'utente</text:span><text:span text:style-name="T15">,</text:span><text:span text:style-name="T5"> </text:span><text:span text:style-name="T9">l'attività da modificare</text:span></text:p>
              </text:list-item>
              <text:list-item>
                <text:p text:style-name="P12"><text:span text:style-name="T9">Il sistema mostra il form per la modifica dell'attività</text:span></text:p>
              </text:list-item>
              <text:list-item>
                <text:p text:style-name="P19"><text:span text:style-name="T9">L'utente modifica l'attività selezionata(</text:span><text:span text:style-name="T5">include Psicopedagogo modifica Attività</text:span><text:span text:style-name="T9">)</text:span></text:p>
              </text:list-item>
              <text:list-item>
                <text:p text:style-name="P20">L'utente <text:span text:style-name="T17">sottomette il programma educativo settimanale </text:span><text:span text:style-name="T19">modificato</text:span></text:p>
              </text:list-item>
              <text:list-item>
                <text:p text:style-name="P11">Il sistema memorizza <text:span text:style-name="T17">il programma educativo settimanale </text:span><text:span text:style-name="T19">appena modificato</text:span></text:p>
              </text:list-item>
            </text:list>
            <text:p text:style-name="P21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0">mostra un messaggio di successo </text:span><text:span text:style-name="T17">dell'operazione </text:span><text:span text:style-name="T10">e </text:span><text:span text:style-name="T1"><text:s/></text:span><text:span text:style-name="T13">mostra all’uten</text:span><text:span text:style-name="T15">te </text:span><text:span text:style-name="T17">il programma educativo appena </text:span><text:span text:style-name="T20">modificato</text:span><text:span text:style-name="T13"> (</text:span><text:span text:style-name="T3">includ</text:span><text:span text:style-name="T4">e Visualizza Programma Educativo Settimanale</text:span><text:span text:style-name="T8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470719" text:style-name="L1">
              <text:list-item>
                <text:p text:style-name="P24">Nel caso di un errore utente, il sistema mostra all’utente un messaggio di errore che 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3">La memorizzazione d<text:span text:style-name="T20">elle modifiche nel programma educativo</text:span> non richiederà piu' di 4 secondi</text:p>
          </table:table-cell>
        </table:table-row>
      </table:table>
      <text:p text:style-name="P9"/>
      <text:p text:style-name="P7"><text:span text:style-name="T14">UC_H_</text:span><text:span text:style-name="T15">5</text:span><text:span text:style-name="T17">8</text:span><text:span text:style-name="T14">_</text:span><text:span text:style-name="T20">Psicopedagogo_modifica_programma_educativo_settimanale</text:span><text:span text:style-name="T14">: </text:span><text:span text:style-name="T20">Modifica </text:span><text:span text:style-name="T17">Programma Educativo </text:span><text:span text:style-name="T18">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6M56S</meta:editing-duration>
    <meta:editing-cycles>24</meta:editing-cycles>
    <meta:generator>LibreOffice/3.6$Windows_x86 LibreOffice_project/da8c1e6-fd468f4-454e206-f42a4a9-143cfd</meta:generator>
    <dc:date>2012-10-25T15:39:46.71</dc:date>
    <meta:document-statistic meta:table-count="1" meta:image-count="0" meta:object-count="0" meta:page-count="1" meta:paragraph-count="26" meta:word-count="188" meta:character-count="1484" meta:non-whitespace-character-count="1326"/>
  </office:meta>
</office:document-meta>
</file>